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s" fo:country="CO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olumn15" style:family="table-column">
      <style:table-column-properties style:column-width="3.4625in" style:use-optimal-column-width="false"/>
    </style:style>
    <style:style style:name="TableColumn16" style:family="table-column">
      <style:table-column-properties style:column-width="3.4625in" style:use-optimal-column-width="false"/>
    </style:style>
    <style:style style:name="Table14" style:family="table">
      <style:table-properties style:width="6.92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min-row-height="0.1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" style:family="table-column">
      <style:table-column-properties style:column-width="3.4625in" style:use-optimal-column-width="false"/>
    </style:style>
    <style:style style:name="TableColumn24" style:family="table-column">
      <style:table-column-properties style:column-width="3.4625in" style:use-optimal-column-width="false"/>
    </style:style>
    <style:style style:name="Table22" style:family="table">
      <style:table-properties style:width="6.92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paragraph-properties>
        <style:tab-stops>
          <style:tab-stop style:type="left" style:position="1.4479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1.4479in"/>
        </style:tab-stops>
      </style:paragraph-properties>
    </style:style>
    <style:style style:name="TableColumn33" style:family="table-column">
      <style:table-column-properties style:column-width="3.4625in" style:use-optimal-column-width="false"/>
    </style:style>
    <style:style style:name="TableColumn34" style:family="table-column">
      <style:table-column-properties style:column-width="3.4625in" style:use-optimal-column-width="false"/>
    </style:style>
    <style:style style:name="Table32" style:family="table">
      <style:table-properties style:width="6.925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" style:family="table-column">
      <style:table-column-properties style:column-width="3.4625in" style:use-optimal-column-width="false"/>
    </style:style>
    <style:style style:name="TableColumn42" style:family="table-column">
      <style:table-column-properties style:column-width="3.4625in" style:use-optimal-column-width="false"/>
    </style:style>
    <style:style style:name="Table40" style:family="table">
      <style:table-properties style:width="6.92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min-row-height="0.2944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" style:family="table-column">
      <style:table-column-properties style:column-width="3.4625in" style:use-optimal-column-width="false"/>
    </style:style>
    <style:style style:name="TableColumn50" style:family="table-column">
      <style:table-column-properties style:column-width="3.4625in" style:use-optimal-column-width="false"/>
    </style:style>
    <style:style style:name="Table48" style:family="table">
      <style:table-properties style:width="6.925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min-row-height="0.2944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" style:family="table-column">
      <style:table-column-properties style:column-width="3.4625in" style:use-optimal-column-width="false"/>
    </style:style>
    <style:style style:name="TableColumn58" style:family="table-column">
      <style:table-column-properties style:column-width="3.4625in" style:use-optimal-column-width="false"/>
    </style:style>
    <style:style style:name="Table56" style:family="table">
      <style:table-properties style:width="6.92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min-row-height="0.2944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" style:family="table-column">
      <style:table-column-properties style:column-width="3.4625in" style:use-optimal-column-width="false"/>
    </style:style>
    <style:style style:name="TableColumn66" style:family="table-column">
      <style:table-column-properties style:column-width="3.4625in" style:use-optimal-column-width="false"/>
    </style:style>
    <style:style style:name="Table64" style:family="table">
      <style:table-properties style:width="6.925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min-row-height="0.2944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3" style:family="table-column">
      <style:table-column-properties style:column-width="3.4625in" style:use-optimal-column-width="false"/>
    </style:style>
    <style:style style:name="TableColumn74" style:family="table-column">
      <style:table-column-properties style:column-width="3.4625in" style:use-optimal-column-width="false"/>
    </style:style>
    <style:style style:name="Table72" style:family="table">
      <style:table-properties style:width="6.925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min-row-height="0.2944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3.4625in" style:use-optimal-column-width="false"/>
    </style:style>
    <style:style style:name="TableColumn82" style:family="table-column">
      <style:table-column-properties style:column-width="3.4625in" style:use-optimal-column-width="false"/>
    </style:style>
    <style:style style:name="Table80" style:family="table">
      <style:table-properties style:width="6.925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min-row-height="0.2944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9" style:family="table-column">
      <style:table-column-properties style:column-width="3.4625in" style:use-optimal-column-width="false"/>
    </style:style>
    <style:style style:name="TableColumn90" style:family="table-column">
      <style:table-column-properties style:column-width="3.4625in" style:use-optimal-column-width="false"/>
    </style:style>
    <style:style style:name="Table88" style:family="table">
      <style:table-properties style:width="6.925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min-row-height="0.2944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Normal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TECHNICAL REPORT</text:p>
      <text:p text:style-name="P2">BY: Joshoa Alarcón S – 20221020013</text:p>
      <text:p text:style-name="P3"/>
      <text:p text:style-name="P4">USER STORYS</text:p>
      <text:p text:style-name="Standard">As a manager, I want to create both engines and vehicles, so what there will be a full updated catalog of vehicles</text:p>
      <text:p text:style-name="Standard">As a user, I want to watch vehicles catalog, so what I could make better decision about what vehicle to buy.</text:p>
      <text:p text:style-name="Standard">As a manager, I want to calculate gas consumption in trucks, so what I can provide more accurate information about performance.</text:p>
      <text:p text:style-name="Standard">As a user, I want to make filtered searches on the catalog, so what I cloud find a better match with my requirements.</text:p>
      <text:p text:style-name="Standard">As a manager, I want to create engines of both low and high gamma, so what I could provide different vehicles price range.</text:p>
      <text:p text:style-name="P5"/>
      <text:p text:style-name="P6">ENTITIES</text:p>
      <text:list text:style-name="LFO1" text:continue-numbering="true">
        <text:list-item>
          <text:p text:style-name="P7">Engines</text:p>
        </text:list-item>
        <text:list-item>
          <text:p text:style-name="P8">Vehicles</text:p>
        </text:list-item>
        <text:list-item>
          <text:p text:style-name="P9">Catalog</text:p>
        </text:list-item>
        <text:list-item>
          <text:p text:style-name="P10">Users (and Admins)</text:p>
        </text:list-item>
        <text:list-item>
          <text:p text:style-name="P11">User Interface</text:p>
        </text:list-item>
      </text:list>
      <text:p text:style-name="P12"/>
      <text:p text:style-name="P13">CRC CARDS</text:p>
      <text:p text:style-name="Standard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2">
            <text:p text:style-name="TableContents">Vehicles</text:p>
          </table:table-cell>
          <table:covered-table-cell/>
        </table:table-row>
        <table:table-row table:style-name="TableRow19">
          <table:table-cell table:style-name="TableCell20">
            <text:p text:style-name="TableContents">- provide vehicle information</text:p>
          </table:table-cell>
          <table:table-cell table:style-name="TableCell21">
            <text:p text:style-name="TableContents">Engine</text:p>
            <text:p text:style-name="TableContents">Catalog</text:p>
          </table:table-cell>
        </table:table-row>
      </table:table>
      <text:p text:style-name="Standard"/>
      <text:p text:style-name="Standard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2">
            <text:p text:style-name="TableContents">Catalog</text:p>
          </table:table-cell>
          <table:covered-table-cell/>
        </table:table-row>
        <table:table-row table:style-name="TableRow27">
          <table:table-cell table:style-name="TableCell28">
            <text:p text:style-name="TableContents">- show a list of vehicles</text:p>
            <text:p text:style-name="TableContents">- keep a list of users</text:p>
          </table:table-cell>
          <table:table-cell table:style-name="TableCell29">
            <text:p text:style-name="TableContents">Vehicles</text:p>
            <text:p text:style-name="TableContents">Engines</text:p>
            <text:p text:style-name="TableContents">Users</text:p>
            <text:p text:style-name="TableContents">User Interface</text:p>
          </table:table-cell>
        </table:table-row>
      </table:table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soft-page-break/>
            <text:p text:style-name="TableContents">Truck</text:p>
          </table:table-cell>
          <table:covered-table-cell/>
        </table:table-row>
        <table:table-row table:style-name="TableRow37">
          <table:table-cell table:style-name="TableCell38">
            <text:p text:style-name="TableContents">- provide truck information</text:p>
            <text:p text:style-name="TableContents">- calculate gas consumption</text:p>
          </table:table-cell>
          <table:table-cell table:style-name="TableCell39">
            <text:p text:style-name="TableContents">Vehicle</text:p>
          </table:table-cell>
        </table:table-row>
      </table:table>
      <text:p text:style-name="Standard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>
            <text:p text:style-name="TableContents">Engines</text:p>
          </table:table-cell>
          <table:covered-table-cell/>
        </table:table-row>
        <table:table-row table:style-name="TableRow45">
          <table:table-cell table:style-name="TableCell46">
            <text:p text:style-name="TableContents">- provide engine information</text:p>
            <text:p text:style-name="TableContents"/>
          </table:table-cell>
          <table:table-cell table:style-name="TableCell47">
            <text:p text:style-name="TableContents">Vehicles</text:p>
            <text:p text:style-name="TableContents">Catalog</text:p>
          </table:table-cell>
        </table:table-row>
      </table:table>
      <text:p text:style-name="Standard"/>
      <text:p text:style-name="Standard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TableContents">FactoryLowEngines</text:p>
          </table:table-cell>
          <table:covered-table-cell/>
        </table:table-row>
        <table:table-row table:style-name="TableRow53">
          <table:table-cell table:style-name="TableCell54">
            <text:p text:style-name="TableContents">- create low price engines</text:p>
            <text:p text:style-name="TableContents"/>
          </table:table-cell>
          <table:table-cell table:style-name="TableCell55">
            <text:p text:style-name="TableContents">Vehicles</text:p>
          </table:table-cell>
        </table:table-row>
      </table:table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TableContents">FactoryHighEngines</text:p>
          </table:table-cell>
          <table:covered-table-cell/>
        </table:table-row>
        <table:table-row table:style-name="TableRow61">
          <table:table-cell table:style-name="TableCell62">
            <text:p text:style-name="TableContents">- create high price engines</text:p>
            <text:p text:style-name="TableContents"/>
          </table:table-cell>
          <table:table-cell table:style-name="TableCell63">
            <text:p text:style-name="TableContents">Vehicles</text:p>
          </table:table-cell>
        </table:table-row>
      </table:table>
      <text:p text:style-name="Standard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 table:number-columns-spanned="2">
            <text:p text:style-name="TableContents">User</text:p>
          </table:table-cell>
          <table:covered-table-cell/>
        </table:table-row>
        <table:table-row table:style-name="TableRow69">
          <table:table-cell table:style-name="TableCell70">
            <text:p text:style-name="TableContents">- keep user information</text:p>
            <text:p text:style-name="TableContents">- see vehicles<text:s/></text:p>
            <text:p text:style-name="TableContents">- filter vehicles to see</text:p>
          </table:table-cell>
          <table:table-cell table:style-name="TableCell71">
            <text:p text:style-name="TableContents">User Interface</text:p>
          </table:table-cell>
        </table:table-row>
      </table:table>
      <text:p text:style-name="Standard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columns-spanned="2">
            <text:p text:style-name="TableContents">Admin (extra behavior for user)</text:p>
          </table:table-cell>
          <table:covered-table-cell/>
        </table:table-row>
        <table:table-row table:style-name="TableRow77">
          <table:table-cell table:style-name="TableCell78">
            <text:p text:style-name="TableContents">- all of user functions</text:p>
            <text:p text:style-name="TableContents">- add vehicles to system</text:p>
            <text:p text:style-name="TableContents">- update existing vehicles</text:p>
            <text:p text:style-name="TableContents">- delete existing vehicles</text:p>
          </table:table-cell>
          <table:table-cell table:style-name="TableCell79">
            <text:p text:style-name="TableContents">User</text:p>
            <text:p text:style-name="TableContents">User Interface</text:p>
          </table:table-cell>
        </table:table-row>
      </table:table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2">
            <text:p text:style-name="TableContents">User Interface</text:p>
          </table:table-cell>
          <table:covered-table-cell/>
        </table:table-row>
        <table:table-row table:style-name="TableRow85">
          <table:table-cell table:style-name="TableCell86">
            <text:p text:style-name="TableContents">- show menu</text:p>
            <text:p text:style-name="TableContents">-<text:s/>handle user logging</text:p>
            <text:p text:style-name="TableContents">- handle user interaction (base on user rights)</text:p>
          </table:table-cell>
          <table:table-cell table:style-name="TableCell87">
            <text:p text:style-name="TableContents">App</text:p>
            <text:p text:style-name="TableContents">Catalog</text:p>
            <text:p text:style-name="TableContents">Users</text:p>
          </table:table-cell>
        </table:table-row>
      </table:table>
      <text:p text:style-name="Standard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2">
            <text:p text:style-name="TableContents">App</text:p>
          </table:table-cell>
          <table:covered-table-cell/>
        </table:table-row>
        <table:table-row table:style-name="TableRow93">
          <table:table-cell table:style-name="TableCell94">
            <text:p text:style-name="TableContents">-<text:s/>run the software</text:p>
          </table:table-cell>
          <table:table-cell table:style-name="TableCell95">
            <text:p text:style-name="TableContents">User Interface</text:p>
          </table:table-cell>
        </table:table-row>
      </table:table>
      <text:p text:style-name="Standard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oshi</meta:initial-creator>
    <dc:creator>Yoshi</dc:creator>
    <meta:creation-date>2024-04-26T15:35:00Z</meta:creation-date>
    <dc:date>2024-04-26T15:51:00Z</dc:date>
    <meta:template xlink:href="Normal.dotm" xlink:type="simple"/>
    <meta:editing-cycles>1</meta:editing-cycles>
    <meta:editing-duration>PT900S</meta:editing-duration>
    <meta:document-statistic meta:page-count="2" meta:paragraph-count="3" meta:word-count="231" meta:character-count="1549" meta:row-count="11" meta:non-whitespace-character-count="1321"/>
  </office:meta>
</office:document-meta>
</file>